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b43f" officeooo:paragraph-rsid="000fb43f"/>
    </style:style>
    <style:style style:name="P2" style:family="paragraph" style:parent-style-name="Standard">
      <style:text-properties style:text-underline-style="solid" style:text-underline-width="auto" style:text-underline-color="font-color" officeooo:rsid="00104bdf" officeooo:paragraph-rsid="00104bdf"/>
    </style:style>
    <style:style style:name="P3" style:family="paragraph" style:parent-style-name="Standard">
      <style:text-properties style:text-underline-style="solid" style:text-underline-width="auto" style:text-underline-color="font-color" officeooo:rsid="00110cdb" officeooo:paragraph-rsid="00110cdb"/>
    </style:style>
    <style:style style:name="P4" style:family="paragraph" style:parent-style-name="Standard">
      <style:text-properties style:text-underline-style="solid" style:text-underline-width="auto" style:text-underline-color="font-color" officeooo:rsid="0012ee91" officeooo:paragraph-rsid="0012ee91"/>
    </style:style>
    <style:style style:name="P5" style:family="paragraph" style:parent-style-name="Standard">
      <style:text-properties style:text-underline-style="solid" style:text-underline-width="auto" style:text-underline-color="font-color" officeooo:rsid="001571a1" officeooo:paragraph-rsid="001571a1"/>
    </style:style>
    <style:style style:name="P6" style:family="paragraph" style:parent-style-name="Standard">
      <style:text-properties style:text-underline-style="none" officeooo:rsid="000fb43f" officeooo:paragraph-rsid="000fb43f"/>
    </style:style>
    <style:style style:name="P7" style:family="paragraph" style:parent-style-name="Standard">
      <style:text-properties style:text-underline-style="none" officeooo:rsid="000fb43f" officeooo:paragraph-rsid="001450bd"/>
    </style:style>
    <style:style style:name="P8" style:family="paragraph" style:parent-style-name="Standard">
      <style:text-properties style:text-underline-style="none" officeooo:rsid="00104bdf" officeooo:paragraph-rsid="00104bdf"/>
    </style:style>
    <style:style style:name="P9" style:family="paragraph" style:parent-style-name="Standard">
      <style:text-properties style:text-underline-style="none" officeooo:rsid="00110cdb" officeooo:paragraph-rsid="00110cdb"/>
    </style:style>
    <style:style style:name="P10" style:family="paragraph" style:parent-style-name="Standard">
      <style:text-properties style:text-underline-style="none" officeooo:rsid="001209e7" officeooo:paragraph-rsid="001209e7"/>
    </style:style>
    <style:style style:name="P11" style:family="paragraph" style:parent-style-name="Standard">
      <style:text-properties style:text-underline-style="none" officeooo:rsid="0012ee91" officeooo:paragraph-rsid="0012ee91"/>
    </style:style>
    <style:style style:name="P12" style:family="paragraph" style:parent-style-name="Standard">
      <style:text-properties style:text-underline-style="none" officeooo:rsid="0012ee91" officeooo:paragraph-rsid="001450bd"/>
    </style:style>
    <style:style style:name="P13" style:family="paragraph" style:parent-style-name="Standard">
      <style:text-properties style:text-underline-style="none" officeooo:rsid="001571a1" officeooo:paragraph-rsid="001571a1"/>
    </style:style>
    <style:style style:name="T1" style:family="text">
      <style:text-properties officeooo:rsid="00104bdf"/>
    </style:style>
    <style:style style:name="T2" style:family="text">
      <style:text-properties officeooo:rsid="001450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 general, there is an issue with python conflicting with ros2 somehow. <text:s/>In order to overcome, you will run in a virtual python environment in an xterm. <text:s/>Do this the following way.</text:p>
      <text:p text:style-name="P6">&gt; python3 -m venv ~/rosbags-env</text:p>
      <text:p text:style-name="P6"/>
      <text:p text:style-name="P6"># Activate it</text:p>
      <text:p text:style-name="P6">&gt; source ~/rosbags-env/bin/activate</text:p>
      <text:p text:style-name="P6"/>
      <text:p text:style-name="P6"/>
      <text:p text:style-name="P1">Converting ros1 bags to ros2 bags</text:p>
      <text:p text:style-name="P6">the conversion requires a package called rosbags that needs to be installed. <text:s/>Do this in the xterm that has been setup as a python virtual environment</text:p>
      <text:p text:style-name="P6">&gt; pip install rosbags</text:p>
      <text:p text:style-name="P6"/>
      <text:p text:style-name="P6">Then do the the following command</text:p>
      <text:p text:style-name="P6">&gt; rosbags-convert --src your_file.bag --dst output_folder/</text:p>
      <text:p text:style-name="P6"/>
      <text:p text:style-name="P6">Here is an actual example </text:p>
      <text:p text:style-name="P6">&gt; rosbags-convert --src SystemData/single_bag/narrow_trail_thru_trees.bag --dst SystemData/single_bag_ros2</text:p>
      <text:p text:style-name="P6"/>
      <text:p text:style-name="P6">This will create a *.db3 file and a meta.xml in narrow_trail_thru_trees</text:p>
      <text:p text:style-name="P6"/>
      <text:p text:style-name="P7"/>
      <text:p text:style-name="P1">Running a bag file in ros2</text:p>
      <text:p text:style-name="P6">go to the bag directory</text:p>
      <text:p text:style-name="P6">&gt; ros2 bag play <text:span text:style-name="T1">narrow_trail_thru_trees</text:span>.db3</text:p>
      <text:p text:style-name="P6"/>
      <text:p text:style-name="P2">Viewing the imagery from a running bag</text:p>
      <text:p text:style-name="P8">need to get the image topic name</text:p>
      <text:p text:style-name="P8">&gt; ros2 topic list</text:p>
      <text:p text:style-name="P8">&gt; ros2 run image_view image_view image:=/front_camera/image_rect_color</text:p>
      <text:p text:style-name="P6"/>
      <text:p text:style-name="P6"/>
      <text:p text:style-name="P2">Converting a ros2 bag to a list of png or jpeg files that will be required for training.</text:p>
      <text:p text:style-name="P8">Go to the directory that you want the files to be placed</text:p>
      <text:p text:style-name="P8">&gt; ros2 run image_view image_saver <text:s/>--ros-args -r image:=/front_camera/image_rect_color -p filename_format:="trail_w_tree_overhangs%04d.png" </text:p>
      <text:p text:style-name="P8"/>
      <text:p text:style-name="P8">This should have produced the set of *.png files in the resident directory</text:p>
      <text:p text:style-name="P8"/>
      <text:p text:style-name="P8"/>
      <text:p text:style-name="P4">Converting a ros2 bag to png files for a bayer encoding</text:p>
      <text:p text:style-name="P12"><text:span text:style-name="T2">Some of the original bag files from the lucid camera are in bayer encoding. <text:s/>The above conversion will convert the ros1 bag to a ros2 .db3 file. <text:s/>BUT, a different method is required to convert the db3 bag to single frames. <text:s/></text:span></text:p>
      <text:p text:style-name="P12">Use the script in python_scripts</text:p>
      <text:p text:style-name="P11">First you have to set the input ros2 bag directory, the output directory and the image topic at the top of the file</text:p>
      <text:p text:style-name="P11">&gt; python3 ~/python_scripts/ros2bag_bayer_to_png.py</text:p>
      <text:p text:style-name="P8"><text:soft-page-break/></text:p>
      <text:p text:style-name="P3">Run Road Annotation Tool</text:p>
      <text:p text:style-name="P9">go to an xterm</text:p>
      <text:p text:style-name="P9">&gt; source /opt/ros/jazzy/setup.bash</text:p>
      <text:p text:style-name="P9">&gt; cd ~/projects/road_annotation_tool</text:p>
      <text:p text:style-name="P9">&gt; ./build/image_viewer -ds trail_w_vehicle_in_front</text:p>
      <text:p text:style-name="P9"/>
      <text:p text:style-name="P9">the location of “trail_w_vehicle_in_front” is the name of a subdirectory in the road_annotation_tool project in the subdirectory “training_data”. <text:s/>The images have to reside in this directory before running the annotation tool. <text:s/>The annotation tool will advance through the images building up a labels.csv file.</text:p>
      <text:p text:style-name="P9"/>
      <text:p text:style-name="P9"/>
      <text:p text:style-name="P3">Dataset Enhancement</text:p>
      <text:p text:style-name="P9">This will create many derivatives of each original frame. <text:s/>This will add many new images to a subdirectory called shifted under the subdirectory that contains the png files</text:p>
      <text:p text:style-name="P9"/>
      <text:p text:style-name="P9">To run:</text:p>
      <text:p text:style-name="P9">&gt; cd ~/projects/dataset_enhancer</text:p>
      <text:p text:style-name="P9">&gt; ./build/augment -ds ~/projects/road_annotation_tool/training_data/trail_w_vehicle_in_front &lt;--visualize&gt;</text:p>
      <text:p text:style-name="P9">The visualization shows some of the deviations of the original image</text:p>
      <text:p text:style-name="P9"/>
      <text:p text:style-name="P10">Ultimately the adjusted data should be combined with the original data. <text:s/>Have not gotten there yet. <text:s/>Also have to merge the labels.csv files. <text:s/>Will probably have the augment code do this.</text:p>
      <text:p text:style-name="P9"/>
      <text:p text:style-name="P8"/>
      <text:p text:style-name="P6"># Deactivate the virtual python when done</text:p>
      <text:p text:style-name="P6">&gt; deactivate</text:p>
      <text:p text:style-name="P6"/>
      <text:p text:style-name="P6"/>
      <text:p text:style-name="P6"/>
      <text:p text:style-name="P6"/>
      <text:p text:style-name="P6"/>
      <text:p text:style-name="P6"/>
      <text:p text:style-name="P5">Aliasing rm to trash-put</text:p>
      <text:p text:style-name="P13">rm will look the same, but all files will be put at </text:p>
      <text:p text:style-name="P13">~/.local/share/Trash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0T13:28:10.535578326</meta:creation-date>
    <dc:date>2026-04-02T14:41:53.050490807</dc:date>
    <meta:editing-duration>P3DT51M38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46" meta:word-count="465" meta:character-count="3050" meta:non-whitespace-character-count="2620"/>
  </office:meta>
</office:document-meta>
</file>